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bbbd" officeooo:paragraph-rsid="0007bbbd"/>
    </style:style>
    <style:style style:name="P2" style:family="paragraph" style:parent-style-name="Table_20_Contents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from install selenium webdriver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2">ermao@ermao-ThinkPad-T510:~$ sudo apt-get update</text:span></text:p>
            <text:p text:style-name="Table_20_Contents">[sudo] password for ermao: </text:p>
            <text:p text:style-name="Table_20_Contents">Get:1 http://security.ubuntu.com/ubuntu bionic-security InRelease [83.2 kB]</text:p>
            <text:p text:style-name="Table_20_Contents">Hit:2 http://ca.archive.ubuntu.com/ubuntu bionic InRelease <text:s text:c="20"/></text:p>
            <text:p text:style-name="Table_20_Contents">Get:3 http://ca.archive.ubuntu.com/ubuntu bionic-updates InRelease [88.7 kB] <text:s text:c="2"/></text:p>
            <text:p text:style-name="Table_20_Contents">Get:4 http://ca.archive.ubuntu.com/ubuntu bionic-backports InRelease [74.6 kB]</text:p>
            <text:p text:style-name="Table_20_Contents">Fetched 247 kB in 1s (219 kB/s) <text:s text:c="30"/></text:p>
            <text:p text:style-name="Table_20_Contents">Reading package lists... Done</text:p>
            <text:p text:style-name="Table_20_Contents"><text:span text:style-name="T2">ermao@ermao-ThinkPad-T510:~$ sudo apt-get install -y unzip xvfb libxi6 libgconf-2-4</text:span></text:p>
            <text:p text:style-name="Table_20_Contents">Reading package lists... Done</text:p>
            <text:p text:style-name="Table_20_Contents">Building dependency tree <text:s text:c="6"/></text:p>
            <text:p text:style-name="Table_20_Contents">Reading state information... Done</text:p>
            <text:p text:style-name="Table_20_Contents">libxi6 is already the newest version (2:1.7.9-1).</text:p>
            <text:p text:style-name="Table_20_Contents">unzip is already the newest version (6.0-21ubuntu1).</text:p>
            <text:p text:style-name="Table_20_Contents">The following additional packages will be installed:</text:p>
            <text:p text:style-name="Table_20_Contents"><text:s text:c="2"/>gconf-service gconf-service-backend gconf2-common</text:p>
            <text:p text:style-name="Table_20_Contents">The following NEW packages will be installed:</text:p>
            <text:p text:style-name="Table_20_Contents"><text:s text:c="2"/>gconf-service gconf-service-backend gconf2-common libgconf-2-4 xvfb</text:p>
            <text:p text:style-name="Table_20_Contents">0 upgraded, 5 newly installed, 0 to remove and 8 not upgraded.</text:p>
            <text:p text:style-name="Table_20_Contents">Need to get 1,628 kB of archives.</text:p>
            <text:p text:style-name="Table_20_Contents">After this operation, 10.3 MB of additional disk space will be used.</text:p>
            <text:p text:style-name="Table_20_Contents">Get:1 http://ca.archive.ubuntu.com/ubuntu bionic/universe amd64 gconf2-common all 3.2.6-4ubuntu1 [700 kB]</text:p>
            <text:p text:style-name="Table_20_Contents">Get:2 http://ca.archive.ubuntu.com/ubuntu bionic/universe amd64 libgconf-2-4 amd64 3.2.6-4ubuntu1 [84.8 kB]</text:p>
            <text:p text:style-name="Table_20_Contents">Get:3 http://ca.archive.ubuntu.com/ubuntu bionic/universe amd64 gconf-service-backend amd64 3.2.6-4ubuntu1 [58.1 kB]</text:p>
            <text:p text:style-name="Table_20_Contents">Get:4 http://ca.archive.ubuntu.com/ubuntu bionic/universe amd64 gconf-service amd64 3.2.6-4ubuntu1 [2,036 B]</text:p>
            <text:p text:style-name="Table_20_Contents">Get:5 http://ca.archive.ubuntu.com/ubuntu bionic-updates/universe amd64 xvfb amd64 2:1.19.6-1ubuntu4.2 [783 kB]</text:p>
            <text:p text:style-name="Table_20_Contents">Fetched 1,628 kB in 35s (46.4 kB/s) <text:s text:c="43"/></text:p>
            <text:p text:style-name="Table_20_Contents">Selecting previously unselected package gconf2-common.</text:p>
            <text:p text:style-name="Table_20_Contents">(Reading database ... 164590 files and directories currently installed.)</text:p>
            <text:p text:style-name="Table_20_Contents">Preparing to unpack .../gconf2-common_3.2.6-4ubuntu1_all.deb ...</text:p>
            <text:p text:style-name="Table_20_Contents">Unpacking gconf2-common (3.2.6-4ubuntu1) ...</text:p>
            <text:p text:style-name="Table_20_Contents">Selecting previously unselected package libgconf-2-4:amd64.</text:p>
            <text:p text:style-name="Table_20_Contents">Preparing to unpack .../libgconf-2-4_3.2.6-4ubuntu1_amd64.deb ...</text:p>
            <text:p text:style-name="Table_20_Contents">Unpacking libgconf-2-4:amd64 (3.2.6-4ubuntu1) ...</text:p>
            <text:p text:style-name="Table_20_Contents">Selecting previously unselected package gconf-service-backend.</text:p>
            <text:p text:style-name="Table_20_Contents">Preparing to unpack .../gconf-service-backend_3.2.6-4ubuntu1_amd64.deb ...</text:p>
            <text:p text:style-name="Table_20_Contents">Unpacking gconf-service-backend (3.2.6-4ubuntu1) ...</text:p>
            <text:p text:style-name="Table_20_Contents">Selecting previously unselected package gconf-service.</text:p>
            <text:p text:style-name="Table_20_Contents">Preparing to unpack .../gconf-service_3.2.6-4ubuntu1_amd64.deb ...</text:p>
            <text:p text:style-name="Table_20_Contents">Unpacking gconf-service (3.2.6-4ubuntu1) ...</text:p>
            <text:p text:style-name="Table_20_Contents">Selecting previously unselected package xvfb.</text:p>
            <text:p text:style-name="Table_20_Contents"><text:soft-page-break/>Preparing to unpack .../xvfb_2%3a1.19.6-1ubuntu4.2_amd64.deb ...</text:p>
            <text:p text:style-name="Table_20_Contents">Unpacking xvfb (2:1.19.6-1ubuntu4.2) ...</text:p>
            <text:p text:style-name="Table_20_Contents">Setting up gconf2-common (3.2.6-4ubuntu1) ...</text:p>
            <text:p text:style-name="Table_20_Contents"/>
            <text:p text:style-name="Table_20_Contents">Creating config file /etc/gconf/2/path with new version</text:p>
            <text:p text:style-name="Table_20_Contents">Setting up xvfb (2:1.19.6-1ubuntu4.2) ...</text:p>
            <text:p text:style-name="Table_20_Contents">Setting up libgconf-2-4:amd64 (3.2.6-4ubuntu1) ...</text:p>
            <text:p text:style-name="Table_20_Contents">Processing triggers for libc-bin (2.27-3ubuntu1) ...</text:p>
            <text:p text:style-name="Table_20_Contents">Processing triggers for man-db (2.8.3-2ubuntu0.1) ...</text:p>
            <text:p text:style-name="Table_20_Contents">Setting up gconf-service (3.2.6-4ubuntu1) ...</text:p>
            <text:p text:style-name="Table_20_Contents">Setting up gconf-service-backend (3.2.6-4ubuntu1) ...</text:p>
            <text:p text:style-name="P2">ermao@ermao-ThinkPad-T510:~$ 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1:12:02.782887754</meta:creation-date>
    <dc:date>2018-10-28T09:20:41.400845899</dc:date>
    <meta:editing-duration>PT2M33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53" meta:word-count="309" meta:character-count="3127" meta:non-whitespace-character-count="2759"/>
  </office:meta>
</office:document-meta>
</file>